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ourier 10 Pitch" officeooo:rsid="00066db4" officeooo:paragraph-rsid="0018c08d"/>
    </style:style>
    <style:style style:name="P2" style:family="paragraph" style:parent-style-name="Standard">
      <style:paragraph-properties>
        <style:tab-stops/>
      </style:paragraph-properties>
      <style:text-properties style:font-name="Courier 10 Pitch" officeooo:rsid="00076d13" officeooo:paragraph-rsid="0018c08d"/>
    </style:style>
    <style:style style:name="P3" style:family="paragraph" style:parent-style-name="Standard">
      <style:text-properties style:font-name="Courier 10 Pitch" officeooo:rsid="00076d13" officeooo:paragraph-rsid="0018c08d"/>
    </style:style>
    <style:style style:name="P4" style:family="paragraph" style:parent-style-name="Standard">
      <style:paragraph-properties>
        <style:tab-stops/>
      </style:paragraph-properties>
      <style:text-properties style:font-name="Courier 10 Pitch" officeooo:rsid="000b5b64" officeooo:paragraph-rsid="0018c08d"/>
    </style:style>
    <style:style style:name="P5" style:family="paragraph" style:parent-style-name="Standard">
      <style:text-properties style:font-name="Courier 10 Pitch" officeooo:rsid="000b5b64" officeooo:paragraph-rsid="0018c08d"/>
    </style:style>
    <style:style style:name="P6" style:family="paragraph" style:parent-style-name="Standard">
      <style:text-properties style:font-name="Courier 10 Pitch" officeooo:rsid="0009a247" officeooo:paragraph-rsid="0018c08d"/>
    </style:style>
    <style:style style:name="P7" style:family="paragraph" style:parent-style-name="Standard">
      <style:text-properties style:font-name="Courier 10 Pitch" officeooo:rsid="000be3f2" officeooo:paragraph-rsid="0018c08d"/>
    </style:style>
    <style:style style:name="P8" style:family="paragraph" style:parent-style-name="Standard">
      <style:text-properties style:font-name="Courier 10 Pitch" officeooo:rsid="0006553a" officeooo:paragraph-rsid="0018c08d"/>
    </style:style>
    <style:style style:name="P9" style:family="paragraph" style:parent-style-name="Standard">
      <style:paragraph-properties>
        <style:tab-stops/>
      </style:paragraph-properties>
      <style:text-properties style:font-name="Courier 10 Pitch" officeooo:rsid="000b83fa" officeooo:paragraph-rsid="0018c08d"/>
    </style:style>
    <style:style style:name="P10" style:family="paragraph" style:parent-style-name="Standard">
      <style:text-properties style:font-name="Courier 10 Pitch" officeooo:rsid="0018c08d" officeooo:paragraph-rsid="0018c08d"/>
    </style:style>
    <style:style style:name="P11" style:family="paragraph" style:parent-style-name="Standard">
      <style:paragraph-properties>
        <style:tab-stops/>
      </style:paragraph-properties>
      <style:text-properties style:font-name="Courier 10 Pitch" officeooo:rsid="0018c08d" officeooo:paragraph-rsid="0018c08d"/>
    </style:style>
    <style:style style:name="T1" style:family="text">
      <style:text-properties officeooo:rsid="000b5b64"/>
    </style:style>
    <style:style style:name="T2" style:family="text">
      <style:text-properties officeooo:rsid="0006b9b7"/>
    </style:style>
    <style:style style:name="T3" style:family="text">
      <style:text-properties officeooo:rsid="000b83fa"/>
    </style:style>
    <style:style style:name="T4" style:family="text">
      <style:text-properties officeooo:rsid="0018c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unión: numero <text:span text:style-name="T4">7</text:span></text:p>
      <text:p text:style-name="P3"/>
      <text:p text:style-name="P3">Fecha: <text:span text:style-name="T4">26</text:span> de <text:span text:style-name="T2">Septiembre </text:span>del 2014 </text:p>
      <text:p text:style-name="P3"/>
      <text:p text:style-name="P3">Hora: <text:span text:style-name="T4">5</text:span>:00 <text:span text:style-name="T1">am</text:span> </text:p>
      <text:p text:style-name="P5"/>
      <text:p text:style-name="P3">Lugar: <text:span text:style-name="T1">Biblioteca FEI</text:span></text:p>
      <text:p text:style-name="P3"/>
      <text:p text:style-name="P6">Integrantes</text:p>
      <text:p text:style-name="P6">Guadalupe Yanez Cosquilla</text:p>
      <text:p text:style-name="P7"><text:span text:style-name="T1">Alfredo Ramirez Anastacio</text:span> </text:p>
      <text:p text:style-name="P5">Rosa Adriana Gomez Arcos</text:p>
      <text:p text:style-name="P5"/>
      <text:p text:style-name="P3">Objetivos de la reunión:</text:p>
      <text:p text:style-name="P10">Modificaciones a las actividades de entrega</text:p>
      <text:p text:style-name="P5"/>
      <text:p text:style-name="P3">Puntos a Discutir:</text:p>
      <text:p text:style-name="P8">1.- <text:span text:style-name="T4">Modificación de Diagramas de Dominio y Robustez <text:s/></text:span><text:s/></text:p>
      <text:p text:style-name="P8">2.- <text:s/><text:span text:style-name="T4">Rotación de <text:s/>Actividades <text:s text:c="2"/></text:span></text:p>
      <text:p text:style-name="P10">3.- Acuerdo para que metologia utilizar para el desarrollo del sistema.</text:p>
      <text:p text:style-name="P3"/>
      <text:p text:style-name="P3">Acuerdos:</text:p>
      <text:p text:style-name="P10">Una rotación de actividades debido a un error en el orden de las actividades que ya estaban asignadas.</text:p>
      <text:p text:style-name="P2"/>
      <text:p text:style-name="P11">Actividades Realizadas:</text:p>
      <text:p text:style-name="P11">1.- Modificaciones de las actividades que se entregaran el día 26/09/10</text:p>
      <text:p text:style-name="P9">Recursos: Alfredo, Guadalupe, Rosa Adriana</text:p>
      <text:p text:style-name="P11">2.-Cambio de Actividades a entregar (gatter)</text:p>
      <text:p text:style-name="P9">Recursos: Alfredo, Guadalupe, Rosa Adriana</text:p>
      <text:p text:style-name="P11"/>
      <text:p text:style-name="P2">Actividades <text:span text:style-name="T4">a Entregar el día 03/10/14</text:span>:</text:p>
      <text:p text:style-name="P1">1.- <text:span text:style-name="T4">Diagramas de Secuencia </text:span></text:p>
      <text:p text:style-name="P9">Recursos: Alfredo, Guadalupe, Rosa Adriana </text:p>
      <text:p text:style-name="P11">2.- Modelo Relacional</text:p>
      <text:p text:style-name="P11">Recursos: Guadalupe</text:p>
      <text:p text:style-name="P11">3.- Investigación de Manejador de BD, cada quien investigara opciones. Recursos:<text:span text:style-name="T3">Alfredo, Guadalupe, Rosa Adriana </text:span></text:p>
      <text:p text:style-name="P2">Actividades a Elaborar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9:45:28.521387646</meta:creation-date>
    <dc:date>2014-09-26T20:05:59.247517455</dc:date>
    <meta:editing-duration>P0D</meta:editing-duration>
    <meta:editing-cycles>1</meta:editing-cycles>
    <meta:document-statistic meta:table-count="0" meta:image-count="0" meta:object-count="0" meta:page-count="1" meta:paragraph-count="28" meta:word-count="147" meta:character-count="1032" meta:non-whitespace-character-count="898"/>
    <meta:generator>LibreOffice/4.2.6.3$Linux_x86 LibreOffice_project/420m0$Build-3</meta:generator>
  </office:meta>
</office:document-meta>
</file>